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ypeAction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TypeAction.act( Redirector redirector , SourceResolver sourceResolver , Map objectModel , String src , Parameters paramete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